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Standard">
      <style:text-properties officeooo:rsid="001512db" officeooo:paragraph-rsid="001512db"/>
    </style:style>
    <style:style style:name="P2" style:family="paragraph" style:parent-style-name="Standard">
      <style:text-properties officeooo:rsid="0018126b" officeooo:paragraph-rsid="001512db"/>
    </style:style>
    <style:style style:name="P3" style:family="paragraph" style:parent-style-name="Standard">
      <style:text-properties officeooo:rsid="001a96ad" officeooo:paragraph-rsid="001a96ad"/>
    </style:style>
    <style:style style:name="P4" style:family="paragraph" style:parent-style-name="Standard">
      <style:text-properties officeooo:rsid="002c09fd" officeooo:paragraph-rsid="002c09fd"/>
    </style:style>
    <style:style style:name="P5" style:family="paragraph" style:parent-style-name="Standard">
      <style:text-properties officeooo:rsid="002d967f" officeooo:paragraph-rsid="002ec26e"/>
    </style:style>
    <style:style style:name="P6" style:family="paragraph" style:parent-style-name="Standard">
      <style:text-properties officeooo:rsid="0033b4e8" officeooo:paragraph-rsid="003b3243"/>
    </style:style>
    <style:style style:name="P7" style:family="paragraph" style:parent-style-name="Standard">
      <style:text-properties officeooo:rsid="0043d0e3" officeooo:paragraph-rsid="0043d0e3"/>
    </style:style>
    <style:style style:name="P8" style:family="paragraph" style:parent-style-name="Standard">
      <style:text-properties officeooo:rsid="0045447f" officeooo:paragraph-rsid="0045447f"/>
    </style:style>
    <style:style style:name="P9" style:family="paragraph" style:parent-style-name="Standard">
      <style:text-properties officeooo:paragraph-rsid="004cc287"/>
    </style:style>
    <style:style style:name="P10" style:family="paragraph" style:parent-style-name="Standard">
      <style:text-properties officeooo:rsid="004e8fd3" officeooo:paragraph-rsid="004e8fd3"/>
    </style:style>
    <style:style style:name="P11" style:family="paragraph" style:parent-style-name="Standard">
      <style:text-properties officeooo:rsid="005060a8" officeooo:paragraph-rsid="005060a8"/>
    </style:style>
    <style:style style:name="P12" style:family="paragraph" style:parent-style-name="Standard">
      <style:text-properties officeooo:rsid="00559c4d" officeooo:paragraph-rsid="00559c4d"/>
    </style:style>
    <style:style style:name="P13" style:family="paragraph" style:parent-style-name="Standard">
      <style:text-properties officeooo:rsid="0055d542" officeooo:paragraph-rsid="0057f474"/>
    </style:style>
    <style:style style:name="P14" style:family="paragraph" style:parent-style-name="Standard">
      <style:text-properties officeooo:rsid="005a9e8f" officeooo:paragraph-rsid="005a9e8f"/>
    </style:style>
    <style:style style:name="P15" style:family="paragraph" style:parent-style-name="Standard">
      <style:text-properties officeooo:rsid="0061f561" officeooo:paragraph-rsid="0061f561"/>
    </style:style>
    <style:style style:name="P16" style:family="paragraph" style:parent-style-name="Standard">
      <style:text-properties officeooo:rsid="0068e91f" officeooo:paragraph-rsid="0068e91f"/>
    </style:style>
    <style:style style:name="P17" style:family="paragraph" style:parent-style-name="Standard">
      <style:text-properties officeooo:rsid="006b57ce" officeooo:paragraph-rsid="006b57ce"/>
    </style:style>
    <style:style style:name="P18" style:family="paragraph" style:parent-style-name="Standard">
      <style:text-properties officeooo:rsid="006d0d93" officeooo:paragraph-rsid="006d0d93"/>
    </style:style>
    <style:style style:name="P19" style:family="paragraph" style:parent-style-name="Standard">
      <style:text-properties officeooo:rsid="006ed75f" officeooo:paragraph-rsid="006ed75f"/>
    </style:style>
    <style:style style:name="P20" style:family="paragraph" style:parent-style-name="Standard">
      <style:text-properties officeooo:rsid="0070cc7e" officeooo:paragraph-rsid="0070cc7e"/>
    </style:style>
    <style:style style:name="P21" style:family="paragraph" style:parent-style-name="Standard">
      <style:text-properties officeooo:rsid="0072beee" officeooo:paragraph-rsid="0072beee"/>
    </style:style>
    <style:style style:name="P22" style:family="paragraph" style:parent-style-name="Standard">
      <style:text-properties officeooo:rsid="0076791d" officeooo:paragraph-rsid="0076791d"/>
    </style:style>
    <style:style style:name="P23" style:family="paragraph" style:parent-style-name="Standard">
      <style:text-properties officeooo:rsid="007c8b7f" officeooo:paragraph-rsid="007c8b7f"/>
    </style:style>
    <style:style style:name="P24" style:family="paragraph" style:parent-style-name="Standard">
      <style:text-properties officeooo:rsid="007f8021" officeooo:paragraph-rsid="007f8021"/>
    </style:style>
    <style:style style:name="P25" style:family="paragraph" style:parent-style-name="Standard">
      <style:text-properties officeooo:rsid="00826461" officeooo:paragraph-rsid="00826461"/>
    </style:style>
    <style:style style:name="P26" style:family="paragraph" style:parent-style-name="Standard">
      <style:text-properties officeooo:rsid="0082d9b0" officeooo:paragraph-rsid="0082d9b0"/>
    </style:style>
    <style:style style:name="P27" style:family="paragraph" style:parent-style-name="Standard">
      <style:text-properties officeooo:rsid="00830436" officeooo:paragraph-rsid="00830436"/>
    </style:style>
    <style:style style:name="P28" style:family="paragraph" style:parent-style-name="Standard">
      <style:text-properties officeooo:rsid="00856481" officeooo:paragraph-rsid="00856481"/>
    </style:style>
    <style:style style:name="P29" style:family="paragraph" style:parent-style-name="Standard">
      <style:text-properties officeooo:rsid="008851ba" officeooo:paragraph-rsid="008851ba"/>
    </style:style>
    <style:style style:name="P30" style:family="paragraph" style:parent-style-name="Standard">
      <style:text-properties officeooo:rsid="008a10ab" officeooo:paragraph-rsid="008a10ab"/>
    </style:style>
    <style:style style:name="P31" style:family="paragraph" style:parent-style-name="Standard">
      <style:text-properties officeooo:rsid="008bd764" officeooo:paragraph-rsid="008bd764"/>
    </style:style>
    <style:style style:name="P32" style:family="paragraph" style:parent-style-name="Standard">
      <style:text-properties officeooo:rsid="008dc20d" officeooo:paragraph-rsid="008dc20d"/>
    </style:style>
    <style:style style:name="P33" style:family="paragraph" style:parent-style-name="Standard">
      <style:text-properties officeooo:rsid="0091fdbc" officeooo:paragraph-rsid="0091fdbc"/>
    </style:style>
    <style:style style:name="P34" style:family="paragraph" style:parent-style-name="Standard">
      <style:text-properties officeooo:rsid="0092b97b" officeooo:paragraph-rsid="0092b97b"/>
    </style:style>
    <style:style style:name="P35" style:family="paragraph" style:parent-style-name="Standard">
      <style:text-properties officeooo:rsid="0092c39e" officeooo:paragraph-rsid="0092c39e"/>
    </style:style>
    <style:style style:name="P36" style:family="paragraph" style:parent-style-name="Standard">
      <style:text-properties officeooo:rsid="00944273" officeooo:paragraph-rsid="00944273"/>
    </style:style>
    <style:style style:name="P37" style:family="paragraph" style:parent-style-name="Standard">
      <style:text-properties officeooo:rsid="00948de8" officeooo:paragraph-rsid="00948de8"/>
    </style:style>
    <style:style style:name="P38" style:family="paragraph" style:parent-style-name="Standard">
      <style:text-properties officeooo:rsid="0097bb16" officeooo:paragraph-rsid="0097bb16"/>
    </style:style>
    <style:style style:name="P39" style:family="paragraph" style:parent-style-name="Standard">
      <style:text-properties officeooo:rsid="0099cf59" officeooo:paragraph-rsid="0099cf59"/>
    </style:style>
    <style:style style:name="P40" style:family="paragraph" style:parent-style-name="Standard">
      <style:text-properties officeooo:rsid="009bc1f8" officeooo:paragraph-rsid="009bc1f8"/>
    </style:style>
    <style:style style:name="P41" style:family="paragraph" style:parent-style-name="Standard">
      <style:text-properties officeooo:rsid="009bd0a8" officeooo:paragraph-rsid="009bd0a8"/>
    </style:style>
    <style:style style:name="P42" style:family="paragraph" style:parent-style-name="Standard">
      <style:text-properties officeooo:rsid="009d2047" officeooo:paragraph-rsid="009d2047"/>
    </style:style>
    <style:style style:name="P43" style:family="paragraph" style:parent-style-name="Standard">
      <style:text-properties officeooo:rsid="009ee33b" officeooo:paragraph-rsid="009ee33b"/>
    </style:style>
    <style:style style:name="P44" style:family="paragraph" style:parent-style-name="Standard">
      <style:text-properties officeooo:rsid="00a06f6d" officeooo:paragraph-rsid="00a06f6d"/>
    </style:style>
    <style:style style:name="P45" style:family="paragraph" style:parent-style-name="Standard">
      <style:text-properties officeooo:rsid="00a0bf5b" officeooo:paragraph-rsid="00a0bf5b"/>
    </style:style>
    <style:style style:name="P46" style:family="paragraph" style:parent-style-name="Standard">
      <style:text-properties officeooo:rsid="00a8b3be" officeooo:paragraph-rsid="00a8b3be"/>
    </style:style>
    <style:style style:name="P47" style:family="paragraph" style:parent-style-name="Standard">
      <style:text-properties officeooo:rsid="00ae7326" officeooo:paragraph-rsid="00ae7326"/>
    </style:style>
    <style:style style:name="P48" style:family="paragraph" style:parent-style-name="Standard">
      <style:text-properties officeooo:rsid="00b18507" officeooo:paragraph-rsid="00b18507"/>
    </style:style>
    <style:style style:name="P49" style:family="paragraph" style:parent-style-name="Standard">
      <style:text-properties officeooo:rsid="00b81ef1" officeooo:paragraph-rsid="00b81ef1"/>
    </style:style>
    <style:style style:name="P50" style:family="paragraph" style:parent-style-name="Standard">
      <style:text-properties officeooo:rsid="00be1d8d" officeooo:paragraph-rsid="00be1d8d"/>
    </style:style>
    <style:style style:name="P51" style:family="paragraph" style:parent-style-name="Standard">
      <style:text-properties fo:font-weight="bold" officeooo:rsid="00c5a0af" officeooo:paragraph-rsid="00c5a0af" style:font-weight-asian="bold" style:font-weight-complex="bold"/>
    </style:style>
    <style:style style:name="P52" style:family="paragraph" style:parent-style-name="Standard">
      <style:text-properties fo:font-weight="bold" officeooo:rsid="00e3dc94" officeooo:paragraph-rsid="00e3dc94" style:font-weight-asian="bold" style:font-weight-complex="bold"/>
    </style:style>
    <style:style style:name="P53" style:family="paragraph" style:parent-style-name="Standard">
      <style:text-properties fo:font-weight="bold" officeooo:rsid="00e870bc" officeooo:paragraph-rsid="00e870bc" style:font-weight-asian="bold" style:font-weight-complex="bold"/>
    </style:style>
    <style:style style:name="P54" style:family="paragraph" style:parent-style-name="Standard">
      <style:text-properties officeooo:rsid="00cd87f7" officeooo:paragraph-rsid="00cd87f7"/>
    </style:style>
    <style:style style:name="P55" style:family="paragraph" style:parent-style-name="Standard">
      <style:text-properties officeooo:rsid="00d0e599" officeooo:paragraph-rsid="00d0e599"/>
    </style:style>
    <style:style style:name="P56" style:family="paragraph" style:parent-style-name="Standard">
      <style:text-properties officeooo:rsid="00d4faec" officeooo:paragraph-rsid="00d4faec"/>
    </style:style>
    <style:style style:name="P57" style:family="paragraph" style:parent-style-name="Standard">
      <style:text-properties officeooo:rsid="00d5e876" officeooo:paragraph-rsid="00d5e876"/>
    </style:style>
    <style:style style:name="P58" style:family="paragraph" style:parent-style-name="Standard">
      <style:text-properties officeooo:rsid="00d78eec" officeooo:paragraph-rsid="00d78eec"/>
    </style:style>
    <style:style style:name="P59" style:family="paragraph" style:parent-style-name="Standard">
      <style:text-properties officeooo:rsid="00d78eec" officeooo:paragraph-rsid="00f4dfd0"/>
    </style:style>
    <style:style style:name="P60" style:family="paragraph" style:parent-style-name="Standard">
      <style:text-properties officeooo:rsid="00d78eec" officeooo:paragraph-rsid="00fa458c"/>
    </style:style>
    <style:style style:name="P61" style:family="paragraph" style:parent-style-name="Standard">
      <style:text-properties fo:font-weight="normal" officeooo:rsid="00ccdca3" officeooo:paragraph-rsid="00ccdca3" style:font-weight-asian="normal" style:font-weight-complex="normal"/>
    </style:style>
    <style:style style:name="P62" style:family="paragraph" style:parent-style-name="Standard">
      <style:text-properties officeooo:rsid="00dece8a" officeooo:paragraph-rsid="00dece8a"/>
    </style:style>
    <style:style style:name="P63" style:family="paragraph" style:parent-style-name="Standard">
      <style:text-properties officeooo:rsid="00e07ba4" officeooo:paragraph-rsid="00e07ba4"/>
    </style:style>
    <style:style style:name="P64" style:family="paragraph" style:parent-style-name="Standard">
      <style:text-properties officeooo:rsid="00e38a35" officeooo:paragraph-rsid="00e38a35"/>
    </style:style>
    <style:style style:name="P65" style:family="paragraph" style:parent-style-name="Standard">
      <style:text-properties officeooo:rsid="00e3dc94" officeooo:paragraph-rsid="00e3dc94"/>
    </style:style>
    <style:style style:name="P66" style:family="paragraph" style:parent-style-name="Standard">
      <style:text-properties officeooo:rsid="00f205ef" officeooo:paragraph-rsid="00f205ef"/>
    </style:style>
    <style:style style:name="P67" style:family="paragraph" style:parent-style-name="Standard">
      <style:text-properties officeooo:rsid="00fb10a5" officeooo:paragraph-rsid="00fb10a5"/>
    </style:style>
    <style:style style:name="P68" style:family="paragraph" style:parent-style-name="Standard">
      <style:text-properties officeooo:rsid="0100df1e" officeooo:paragraph-rsid="0100df1e"/>
    </style:style>
    <style:style style:name="P69" style:family="paragraph" style:parent-style-name="Standard">
      <style:text-properties officeooo:rsid="01011b8d" officeooo:paragraph-rsid="01011b8d"/>
    </style:style>
    <style:style style:name="P70" style:family="paragraph" style:parent-style-name="Standard">
      <style:text-properties officeooo:rsid="0108f117" officeooo:paragraph-rsid="0108f117"/>
    </style:style>
    <style:style style:name="P71" style:family="paragraph" style:parent-style-name="Standard">
      <style:text-properties officeooo:rsid="010a872f" officeooo:paragraph-rsid="010a872f"/>
    </style:style>
    <style:style style:name="P72" style:family="paragraph" style:parent-style-name="Standard">
      <style:text-properties officeooo:rsid="01107ffb" officeooo:paragraph-rsid="01107ffb"/>
    </style:style>
    <style:style style:name="P73" style:family="paragraph" style:parent-style-name="Standard">
      <style:text-properties officeooo:rsid="0113c8d7" officeooo:paragraph-rsid="0113c8d7"/>
    </style:style>
    <style:style style:name="P74" style:family="paragraph" style:parent-style-name="Standard">
      <style:text-properties officeooo:rsid="01153291" officeooo:paragraph-rsid="01153291"/>
    </style:style>
    <style:style style:name="P75" style:family="paragraph" style:parent-style-name="Standard">
      <style:text-properties officeooo:rsid="011a6807" officeooo:paragraph-rsid="011a6807"/>
    </style:style>
    <style:style style:name="P76" style:family="paragraph" style:parent-style-name="Standard">
      <style:text-properties officeooo:rsid="012246b1" officeooo:paragraph-rsid="012246b1"/>
    </style:style>
    <style:style style:name="P77" style:family="paragraph" style:parent-style-name="Standard">
      <style:text-properties officeooo:rsid="012455b0" officeooo:paragraph-rsid="012455b0"/>
    </style:style>
    <style:style style:name="P78" style:family="paragraph" style:parent-style-name="Standard">
      <style:text-properties officeooo:rsid="0124693b" officeooo:paragraph-rsid="0124693b"/>
    </style:style>
    <style:style style:name="P79" style:family="paragraph" style:parent-style-name="Standard">
      <style:text-properties officeooo:rsid="0124693b" officeooo:paragraph-rsid="0125ea1e"/>
    </style:style>
    <style:style style:name="P80" style:family="paragraph" style:parent-style-name="Standard">
      <style:text-properties officeooo:rsid="0124693b" officeooo:paragraph-rsid="012672e1"/>
    </style:style>
    <style:style style:name="P81" style:family="paragraph" style:parent-style-name="Standard">
      <style:text-properties officeooo:rsid="0127e183" officeooo:paragraph-rsid="0127e183"/>
    </style:style>
    <style:style style:name="P82" style:family="paragraph" style:parent-style-name="Standard">
      <style:text-properties officeooo:rsid="01284be1" officeooo:paragraph-rsid="01284be1"/>
    </style:style>
    <style:style style:name="P83" style:family="paragraph" style:parent-style-name="Standard">
      <style:text-properties officeooo:rsid="012d4677" officeooo:paragraph-rsid="012d4677"/>
    </style:style>
    <style:style style:name="P84" style:family="paragraph" style:parent-style-name="Standard">
      <style:text-properties officeooo:paragraph-rsid="012d4677"/>
    </style:style>
    <style:style style:name="P85" style:family="paragraph" style:parent-style-name="Standard">
      <style:text-properties officeooo:rsid="012e935e" officeooo:paragraph-rsid="012e935e"/>
    </style:style>
    <style:style style:name="P86" style:family="paragraph" style:parent-style-name="Standard">
      <style:text-properties officeooo:rsid="0130a157" officeooo:paragraph-rsid="0130a157"/>
    </style:style>
    <style:style style:name="P87" style:family="paragraph" style:parent-style-name="Standard">
      <style:text-properties officeooo:rsid="0130a157" officeooo:paragraph-rsid="0132c2d6"/>
    </style:style>
    <style:style style:name="P88" style:family="paragraph" style:parent-style-name="Standard">
      <style:text-properties officeooo:rsid="0133c6d2" officeooo:paragraph-rsid="0133c6d2"/>
    </style:style>
    <style:style style:name="P89" style:family="paragraph" style:parent-style-name="Standard">
      <style:text-properties fo:font-weight="bold" officeooo:rsid="011a6807" officeooo:paragraph-rsid="011a6807" style:font-weight-asian="bold" style:font-weight-complex="bold"/>
    </style:style>
    <style:style style:name="P90" style:family="paragraph" style:parent-style-name="Standard">
      <style:text-properties fo:font-weight="bold" officeooo:rsid="012d4677" officeooo:paragraph-rsid="012d4677" style:font-weight-asian="bold" style:font-weight-complex="bold"/>
    </style:style>
    <style:style style:name="P91" style:family="paragraph" style:parent-style-name="Standard">
      <style:text-properties fo:font-weight="bold" officeooo:rsid="013afe79" officeooo:paragraph-rsid="013afe79" style:font-weight-asian="bold" style:font-weight-complex="bold"/>
    </style:style>
    <style:style style:name="P92" style:family="paragraph" style:parent-style-name="Standard">
      <style:text-properties fo:font-weight="bold" officeooo:rsid="013e6a83" officeooo:paragraph-rsid="013e6a83" style:font-weight-asian="bold" style:font-weight-complex="bold"/>
    </style:style>
    <style:style style:name="P93" style:family="paragraph" style:parent-style-name="Standard">
      <style:text-properties officeooo:rsid="01379611" officeooo:paragraph-rsid="01379611"/>
    </style:style>
    <style:style style:name="P94" style:family="paragraph" style:parent-style-name="Standard">
      <style:text-properties officeooo:rsid="013e79a2" officeooo:paragraph-rsid="013e79a2"/>
    </style:style>
    <style:style style:name="P95" style:family="paragraph" style:parent-style-name="Standard">
      <style:text-properties officeooo:rsid="011a6807" officeooo:paragraph-rsid="011a6807"/>
    </style:style>
    <style:style style:name="P96" style:family="paragraph" style:parent-style-name="Standard">
      <style:text-properties officeooo:rsid="013f86d4" officeooo:paragraph-rsid="013f86d4"/>
    </style:style>
    <style:style style:name="T1" style:family="text">
      <style:text-properties officeooo:rsid="001ddfa7"/>
    </style:style>
    <style:style style:name="T2" style:family="text">
      <style:text-properties officeooo:rsid="001f274e"/>
    </style:style>
    <style:style style:name="T3" style:family="text">
      <style:text-properties officeooo:rsid="00204fe5"/>
    </style:style>
    <style:style style:name="T4" style:family="text">
      <style:text-properties officeooo:rsid="0022e104"/>
    </style:style>
    <style:style style:name="T5" style:family="text">
      <style:text-properties officeooo:rsid="0022f462"/>
    </style:style>
    <style:style style:name="T6" style:family="text">
      <style:text-properties officeooo:rsid="00240287"/>
    </style:style>
    <style:style style:name="T7" style:family="text">
      <style:text-properties officeooo:rsid="002480fa"/>
    </style:style>
    <style:style style:name="T8" style:family="text">
      <style:text-properties officeooo:rsid="00259fe2"/>
    </style:style>
    <style:style style:name="T9" style:family="text">
      <style:text-properties officeooo:rsid="002af92a"/>
    </style:style>
    <style:style style:name="T10" style:family="text">
      <style:text-properties officeooo:rsid="002c57ee"/>
    </style:style>
    <style:style style:name="T11" style:family="text">
      <style:text-properties officeooo:rsid="002d967f"/>
    </style:style>
    <style:style style:name="T12" style:family="text">
      <style:text-properties officeooo:rsid="002e562b"/>
    </style:style>
    <style:style style:name="T13" style:family="text">
      <style:text-properties officeooo:rsid="002ec26e"/>
    </style:style>
    <style:style style:name="T14" style:family="text">
      <style:text-properties officeooo:rsid="002ff22d"/>
    </style:style>
    <style:style style:name="T15" style:family="text">
      <style:text-properties officeooo:rsid="0030af42"/>
    </style:style>
    <style:style style:name="T16" style:family="text">
      <style:text-properties officeooo:rsid="003229e5"/>
    </style:style>
    <style:style style:name="T17" style:family="text">
      <style:text-properties officeooo:rsid="00336eb9"/>
    </style:style>
    <style:style style:name="T18" style:family="text">
      <style:text-properties officeooo:rsid="0034d048"/>
    </style:style>
    <style:style style:name="T19" style:family="text">
      <style:text-properties officeooo:rsid="0039022a"/>
    </style:style>
    <style:style style:name="T20" style:family="text">
      <style:text-properties officeooo:rsid="003adbb3"/>
    </style:style>
    <style:style style:name="T21" style:family="text">
      <style:text-properties officeooo:rsid="003cb359"/>
    </style:style>
    <style:style style:name="T22" style:family="text">
      <style:text-properties officeooo:rsid="003dd0c0"/>
    </style:style>
    <style:style style:name="T23" style:family="text">
      <style:text-properties officeooo:rsid="003f1015"/>
    </style:style>
    <style:style style:name="T24" style:family="text">
      <style:text-properties officeooo:rsid="003f1b6b"/>
    </style:style>
    <style:style style:name="T25" style:family="text">
      <style:text-properties officeooo:rsid="003ff293"/>
    </style:style>
    <style:style style:name="T26" style:family="text">
      <style:text-properties officeooo:rsid="00406881"/>
    </style:style>
    <style:style style:name="T27" style:family="text">
      <style:text-properties officeooo:rsid="004cc287"/>
    </style:style>
    <style:style style:name="T28" style:family="text">
      <style:text-properties officeooo:rsid="004e8fd3"/>
    </style:style>
    <style:style style:name="T29" style:family="text">
      <style:text-properties officeooo:rsid="0055d542"/>
    </style:style>
    <style:style style:name="T30" style:family="text">
      <style:text-properties officeooo:rsid="00571ce8"/>
    </style:style>
    <style:style style:name="T31" style:family="text">
      <style:text-properties officeooo:rsid="0057f474"/>
    </style:style>
    <style:style style:name="T32" style:family="text">
      <style:text-properties officeooo:rsid="005c01e0"/>
    </style:style>
    <style:style style:name="T33" style:family="text">
      <style:text-properties officeooo:rsid="005d5891"/>
    </style:style>
    <style:style style:name="T34" style:family="text">
      <style:text-properties officeooo:rsid="005fde06"/>
    </style:style>
    <style:style style:name="T35" style:family="text">
      <style:text-properties officeooo:rsid="00672959"/>
    </style:style>
    <style:style style:name="T36" style:family="text">
      <style:text-properties officeooo:rsid="0067cd8c"/>
    </style:style>
    <style:style style:name="T37" style:family="text">
      <style:text-properties officeooo:rsid="0067d3aa"/>
    </style:style>
    <style:style style:name="T38" style:family="text">
      <style:text-properties officeooo:rsid="006b3e2a"/>
    </style:style>
    <style:style style:name="T39" style:family="text">
      <style:text-properties officeooo:rsid="007178f2"/>
    </style:style>
    <style:style style:name="T40" style:family="text">
      <style:text-properties officeooo:rsid="00719ee0"/>
    </style:style>
    <style:style style:name="T41" style:family="text">
      <style:text-properties officeooo:rsid="0074143c"/>
    </style:style>
    <style:style style:name="T42" style:family="text">
      <style:text-properties officeooo:rsid="00775cab"/>
    </style:style>
    <style:style style:name="T43" style:family="text">
      <style:text-properties officeooo:rsid="0078c20f"/>
    </style:style>
    <style:style style:name="T44" style:family="text">
      <style:text-properties officeooo:rsid="007a2240"/>
    </style:style>
    <style:style style:name="T45" style:family="text">
      <style:text-properties officeooo:rsid="007ca402"/>
    </style:style>
    <style:style style:name="T46" style:family="text">
      <style:text-properties officeooo:rsid="008533c6"/>
    </style:style>
    <style:style style:name="T47" style:family="text">
      <style:text-properties officeooo:rsid="0088094a"/>
    </style:style>
    <style:style style:name="T48" style:family="text">
      <style:text-properties officeooo:rsid="0088279e"/>
    </style:style>
    <style:style style:name="T49" style:family="text">
      <style:text-properties officeooo:rsid="00884735"/>
    </style:style>
    <style:style style:name="T50" style:family="text">
      <style:text-properties officeooo:rsid="008aa558"/>
    </style:style>
    <style:style style:name="T51" style:family="text">
      <style:text-properties officeooo:rsid="008bf589"/>
    </style:style>
    <style:style style:name="T52" style:family="text">
      <style:text-properties officeooo:rsid="009047e1"/>
    </style:style>
    <style:style style:name="T53" style:family="text">
      <style:text-properties officeooo:rsid="0096f5e4"/>
    </style:style>
    <style:style style:name="T54" style:family="text">
      <style:text-properties officeooo:rsid="009791e8"/>
    </style:style>
    <style:style style:name="T55" style:family="text">
      <style:text-properties officeooo:rsid="00994437"/>
    </style:style>
    <style:style style:name="T56" style:family="text">
      <style:text-properties officeooo:rsid="009c680e"/>
    </style:style>
    <style:style style:name="T57" style:family="text">
      <style:text-properties officeooo:rsid="009ccf5f"/>
    </style:style>
    <style:style style:name="T58" style:family="text">
      <style:text-properties officeooo:rsid="009ee33b"/>
    </style:style>
    <style:style style:name="T59" style:family="text">
      <style:text-properties officeooo:rsid="00a09c92"/>
    </style:style>
    <style:style style:name="T60" style:family="text">
      <style:text-properties officeooo:rsid="00a4f1e8"/>
    </style:style>
    <style:style style:name="T61" style:family="text">
      <style:text-properties officeooo:rsid="00a698e7"/>
    </style:style>
    <style:style style:name="T62" style:family="text">
      <style:text-properties officeooo:rsid="00a81f6a"/>
    </style:style>
    <style:style style:name="T63" style:family="text">
      <style:text-properties officeooo:rsid="00a95766"/>
    </style:style>
    <style:style style:name="T64" style:family="text">
      <style:text-properties officeooo:rsid="00ab1d60"/>
    </style:style>
    <style:style style:name="T65" style:family="text">
      <style:text-properties officeooo:rsid="00ac53c3"/>
    </style:style>
    <style:style style:name="T66" style:family="text">
      <style:text-properties officeooo:rsid="00add00b"/>
    </style:style>
    <style:style style:name="T67" style:family="text">
      <style:text-properties officeooo:rsid="00b02023"/>
    </style:style>
    <style:style style:name="T68" style:family="text">
      <style:text-properties officeooo:rsid="00b19d5d"/>
    </style:style>
    <style:style style:name="T69" style:family="text">
      <style:text-properties officeooo:rsid="00b3b1ab"/>
    </style:style>
    <style:style style:name="T70" style:family="text">
      <style:text-properties officeooo:rsid="00b3f532"/>
    </style:style>
    <style:style style:name="T71" style:family="text">
      <style:text-properties officeooo:rsid="00b56d13"/>
    </style:style>
    <style:style style:name="T72" style:family="text">
      <style:text-properties officeooo:rsid="00b73730"/>
    </style:style>
    <style:style style:name="T73" style:family="text">
      <style:text-properties officeooo:rsid="00b9dcec"/>
    </style:style>
    <style:style style:name="T74" style:family="text">
      <style:text-properties officeooo:rsid="00bb48b0"/>
    </style:style>
    <style:style style:name="T75" style:family="text">
      <style:text-properties officeooo:rsid="00bb7b81"/>
    </style:style>
    <style:style style:name="T76" style:family="text">
      <style:text-properties officeooo:rsid="00beb4b3"/>
    </style:style>
    <style:style style:name="T77" style:family="text">
      <style:text-properties officeooo:rsid="00bf72dc"/>
    </style:style>
    <style:style style:name="T78" style:family="text">
      <style:text-properties officeooo:rsid="00bff668"/>
    </style:style>
    <style:style style:name="T79" style:family="text">
      <style:text-properties officeooo:rsid="00c12567"/>
    </style:style>
    <style:style style:name="T80" style:family="text">
      <style:text-properties officeooo:rsid="00c2faaa"/>
    </style:style>
    <style:style style:name="T81" style:family="text">
      <style:text-properties officeooo:rsid="00c45e24"/>
    </style:style>
    <style:style style:name="T82" style:family="text">
      <style:text-properties officeooo:rsid="00c7135b"/>
    </style:style>
    <style:style style:name="T83" style:family="text">
      <style:text-properties officeooo:rsid="00c8d527"/>
    </style:style>
    <style:style style:name="T84" style:family="text">
      <style:text-properties officeooo:rsid="00c9d7fc"/>
    </style:style>
    <style:style style:name="T85" style:family="text">
      <style:text-properties fo:font-weight="normal" style:font-weight-asian="normal" style:font-weight-complex="normal"/>
    </style:style>
    <style:style style:name="T86" style:family="text">
      <style:text-properties fo:font-weight="normal" officeooo:rsid="00e9dcf3" style:font-weight-asian="normal" style:font-weight-complex="normal"/>
    </style:style>
    <style:style style:name="T87" style:family="text">
      <style:text-properties fo:font-weight="normal" officeooo:rsid="00eb6e5d" style:font-weight-asian="normal" style:font-weight-complex="normal"/>
    </style:style>
    <style:style style:name="T88" style:family="text">
      <style:text-properties fo:font-weight="normal" officeooo:rsid="0134d26c" style:font-weight-asian="normal" style:font-weight-complex="normal"/>
    </style:style>
    <style:style style:name="T89" style:family="text">
      <style:text-properties fo:font-weight="normal" officeooo:rsid="013bacd2" style:font-weight-asian="normal" style:font-weight-complex="normal"/>
    </style:style>
    <style:style style:name="T90" style:family="text">
      <style:text-properties fo:font-weight="normal" officeooo:rsid="013d3304" style:font-weight-asian="normal" style:font-weight-complex="normal"/>
    </style:style>
    <style:style style:name="T91" style:family="text">
      <style:text-properties officeooo:rsid="00cefc31"/>
    </style:style>
    <style:style style:name="T92" style:family="text">
      <style:text-properties officeooo:rsid="00d0e599"/>
    </style:style>
    <style:style style:name="T93" style:family="text">
      <style:text-properties officeooo:rsid="00d12b85"/>
    </style:style>
    <style:style style:name="T94" style:family="text">
      <style:text-properties officeooo:rsid="00d250d7"/>
    </style:style>
    <style:style style:name="T95" style:family="text">
      <style:text-properties officeooo:rsid="00d30791"/>
    </style:style>
    <style:style style:name="T96" style:family="text">
      <style:text-properties fo:font-weight="bold" style:font-weight-asian="bold" style:font-weight-complex="bold"/>
    </style:style>
    <style:style style:name="T97" style:family="text">
      <style:text-properties fo:font-weight="bold" officeooo:rsid="012672e1" style:font-weight-asian="bold" style:font-weight-complex="bold"/>
    </style:style>
    <style:style style:name="T98" style:family="text">
      <style:text-properties fo:font-weight="bold" officeooo:rsid="01379611" style:font-weight-asian="bold" style:font-weight-complex="bold"/>
    </style:style>
    <style:style style:name="T99" style:family="text">
      <style:text-properties fo:font-weight="bold" officeooo:rsid="013f86d4" style:font-weight-asian="bold" style:font-weight-complex="bold"/>
    </style:style>
    <style:style style:name="T100" style:family="text">
      <style:text-properties officeooo:rsid="00e23432"/>
    </style:style>
    <style:style style:name="T101" style:family="text">
      <style:text-properties officeooo:rsid="00fedfb4"/>
    </style:style>
    <style:style style:name="T102" style:family="text">
      <style:text-properties officeooo:rsid="0102e637"/>
    </style:style>
    <style:style style:name="T103" style:family="text">
      <style:text-properties officeooo:rsid="010497f9"/>
    </style:style>
    <style:style style:name="T104" style:family="text">
      <style:text-properties officeooo:rsid="01068626"/>
    </style:style>
    <style:style style:name="T105" style:family="text">
      <style:text-properties officeooo:rsid="010b06e5"/>
    </style:style>
    <style:style style:name="T106" style:family="text">
      <style:text-properties officeooo:rsid="010cc73f"/>
    </style:style>
    <style:style style:name="T107" style:family="text">
      <style:text-properties officeooo:rsid="010d8c0a"/>
    </style:style>
    <style:style style:name="T108" style:family="text">
      <style:text-properties officeooo:rsid="01106a66"/>
    </style:style>
    <style:style style:name="T109" style:family="text">
      <style:text-properties officeooo:rsid="0110832f"/>
    </style:style>
    <style:style style:name="T110" style:family="text">
      <style:text-properties officeooo:rsid="01125ba1"/>
    </style:style>
    <style:style style:name="T111" style:family="text">
      <style:text-properties officeooo:rsid="01140694"/>
    </style:style>
    <style:style style:name="T112" style:family="text">
      <style:text-properties officeooo:rsid="0116a040"/>
    </style:style>
    <style:style style:name="T113" style:family="text">
      <style:text-properties officeooo:rsid="0118123c"/>
    </style:style>
    <style:style style:name="T114" style:family="text">
      <style:text-properties officeooo:rsid="01184010"/>
    </style:style>
    <style:style style:name="T115" style:family="text">
      <style:text-properties officeooo:rsid="0119a5d2"/>
    </style:style>
    <style:style style:name="T116" style:family="text">
      <style:text-properties officeooo:rsid="011ad460"/>
    </style:style>
    <style:style style:name="T117" style:family="text">
      <style:text-properties officeooo:rsid="01241ec9"/>
    </style:style>
    <style:style style:name="T118" style:family="text">
      <style:text-properties officeooo:rsid="0125ea1e"/>
    </style:style>
    <style:style style:name="T119" style:family="text">
      <style:text-properties officeooo:rsid="012672e1"/>
    </style:style>
    <style:style style:name="T120" style:family="text">
      <style:text-properties officeooo:rsid="01284be1"/>
    </style:style>
    <style:style style:name="T121" style:family="text">
      <style:text-properties officeooo:rsid="012ac278"/>
    </style:style>
    <style:style style:name="T122" style:family="text">
      <style:text-properties officeooo:rsid="012b5fa7"/>
    </style:style>
    <style:style style:name="T123" style:family="text">
      <style:text-properties officeooo:rsid="012d4677"/>
    </style:style>
    <style:style style:name="T124" style:family="text">
      <style:text-properties officeooo:rsid="012d8265"/>
    </style:style>
    <style:style style:name="T125" style:family="text">
      <style:text-properties officeooo:rsid="0131369a"/>
    </style:style>
    <style:style style:name="T126" style:family="text">
      <style:text-properties officeooo:rsid="01317c96"/>
    </style:style>
    <style:style style:name="T127" style:family="text">
      <style:text-properties officeooo:rsid="0132c2d6"/>
    </style:style>
    <style:style style:name="T128" style:family="text">
      <style:text-properties officeooo:rsid="01379611"/>
    </style:style>
    <style:style style:name="T129" style:family="text">
      <style:text-properties officeooo:rsid="0139eb7a"/>
    </style:style>
    <style:style style:name="T130" style:family="text">
      <style:text-properties officeooo:rsid="013aeed7"/>
    </style:style>
    <style:style style:name="T131" style:family="text">
      <style:text-properties officeooo:rsid="013bacd2"/>
    </style:style>
    <style:style style:name="T132" style:family="text">
      <style:text-properties officeooo:rsid="013d3304"/>
    </style:style>
    <style:style style:name="T133" style:family="text">
      <style:text-properties officeooo:rsid="011a6807"/>
    </style:style>
    <style:style style:name="T134" style:family="text">
      <style:text-properties officeooo:rsid="013eabc6"/>
    </style:style>
    <style:style style:name="T135" style:family="text">
      <style:text-properties officeooo:rsid="013f86d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mplementacija RDF skladista u NodeJS</text:p>
      <text:p text:style-name="P1"/>
      <text:p text:style-name="P1"/>
      <text:p text:style-name="P1">NodeJS</text:p>
      <text:p text:style-name="P1"/>
      <text:p text:style-name="P1">Node<text:span text:style-name="T11">JS</text:span> is an open-source, cross-platform JavaScript runtime environment.</text:p>
      <text:p text:style-name="P3">NodeJS je open source I cross-platform runtime okruzenje za izvrsavanje JavaScript koda van pretrazivaca. <text:span text:style-name="T1">Cesto se koristi za razvoj back-end usluga </text:span><text:span text:style-name="T2">zvanih API, Application programmng interfaces. Ovo su usloge koje sluze </text:span><text:span text:style-name="T3">klijentima koji koriste web aplikacije unutar pretrazivaca ili mobilne aplikacije na mobilnim uredajima. </text:span><text:span text:style-name="T4">Navedene aplikacije </text:span><text:span text:style-name="T5">su </text:span><text:span text:style-name="T6">prikazi</text:span><text:span text:style-name="T5"> sa kojim korisnik </text:span><text:span text:style-name="T6">upravlja I na taj nacin komunicira sa uslugama koje se izvrsavaju na serveru. NodeJs je dobar za razvoj visoko skalabilnih, podatcima zahtevnih back-end usluga u realnom vremenu koje pokrecu klientske aplikacije. </text:span><text:span text:style-name="T7">Jos jedan razlog za koriscenje NodeJS je posedovanje najveceg ekosistema dostupnih open source biblioteka. </text:span><text:span text:style-name="T9">Koristeci biblioteke </text:span><text:span text:style-name="T8">kao gradivne celine aplikacije </text:span><text:span text:style-name="T9">umesto njihovog razvoja od nule, oslobada se dodatni fokus na razmatranje srzi aplikacije.</text:span></text:p>
      <text:p text:style-name="P3"/>
      <text:p text:style-name="P4">Tokom razvoja web sajtova obicno se govori o front-end kodu koji je unutar(<text:span text:style-name="T10">ciji </text:span>prikazan) pretrazivaca ili back-end kodu koji se izvrsava na serveru. <text:span text:style-name="T10">JavaScript je predviden za front-end, izvrsava se unutar pretrazivaca I koirsti se za interakciju sa web stranicama. JavaScript kod nije moguce pokrenuti van pretrazivaca. </text:span><text:span text:style-name="T11">Zbog ovog </text:span><text:span text:style-name="T10">ogranicenje je </text:span><text:span text:style-name="T11">razvijen NodeJS koji omogucava izvrsavanje JavaScript koda na serveru, odnosno direktno na racunaru. </text:span></text:p>
      <text:p text:style-name="P5">Da bi se objasnilo kako NodeJS ovo omogucuje <text:span text:style-name="T12">potsetimo se kako racunari razumeju napisan kod. Racunarima je jasan samo masinski kod koji predstavlja nizove nula I jedinica. Za ljude je pisanj I citanje masinskog koda veoma kompleksno. </text:span><text:span text:style-name="T13">Asemblerski jezik je postavljen iznad masinskog sa ciljem jednostavnijeg programiranja time sto se asemblerski jezik prevodi u masinski </text:span><text:span text:style-name="T14">kod </text:span><text:span text:style-name="T13">medutim I ovaj jezik je </text:span><text:span text:style-name="T14">znacajno</text:span><text:span text:style-name="T13"> kompleksan. </text:span><text:span text:style-name="T15">Zbog toga su iznad njega </text:span><text:span text:style-name="T16">dodatno </text:span><text:span text:style-name="T15">postavljeni jezici visokog nivoa aprstrakcije </text:span><text:span text:style-name="T17">poput </text:span><text:span text:style-name="T20">C</text:span><text:span text:style-name="T17">++</text:span><text:span text:style-name="T15">. </text:span><text:span text:style-name="T17">Njima se s</text:span><text:span text:style-name="T16">a manje napisanog koda vise uradi, a </text:span><text:span text:style-name="T17">sam </text:span><text:span text:style-name="T16">kod je intuitivniji za pisanje I jednostavniji za razumevanje. </text:span><text:span text:style-name="T17">Racunar ce razumeri </text:span><text:span text:style-name="T20">C</text:span><text:span text:style-name="T17">++ kod jer se on kompajliranjem prevodi u masinski kod.</text:span></text:p>
      <text:p text:style-name="P6">JavaScript jezik nudi jos veci nivo apstrakcije nad masinskim kodom od <text:span text:style-name="T20">C</text:span>++ medutim racunari ne mogu razumeti JavaScript ili ga prevesti na masinski kod vec je potrebno njegovo izvrsavanje unutar pretrazivaca koji sadrzi <text:span text:style-name="T18">V</text:span>8 engine. <text:span text:style-name="T18">V8 engine je napisao Google u </text:span><text:span text:style-name="T20">C</text:span><text:span text:style-name="T18">++ jeziku I kroz njega se JavaScript kod tokom izvrsavanja prevodi u masinski kod. </text:span><text:span text:style-name="T19">Izvan pretrazivaca nema V8 engine-a koji prevodi JavaScript I zbog toga je ovaj jezik ogranicen na izvrsavanje samo unutar pretrazivaca. Upravo ovo ogranicenje je develo do potrebe koja je proizvela NodeJS.</text:span></text:p>
      <text:p text:style-name="P6"><text:span text:style-name="T20">NodeJs je program takode napisan u C++. </text:span><text:span text:style-name="T21">Zbog cega je moguca njegova instalacija I pokretanje na racunaru. </text:span><text:span text:style-name="T22">Namena mu je da </text:span><text:span text:style-name="T23">prevede JavaScript u masinski kod sa sopstvenim V8 engine-om </text:span><text:span text:style-name="T24">a</text:span><text:span text:style-name="T23"> kao rezultat </text:span><text:span text:style-name="T24">JavaScript je moguce izvrsavati direktno na racunarima odnosno back-end serverima. NodeJS je vise od samo omotaca za V8 engine.</text:span><text:span text:style-name="T25"> </text:span><text:span text:style-name="T26">D</text:span><text:span text:style-name="T25">odaje nove mogucnosti JavaScript </text:span><text:span text:style-name="T26">poput citanja I zapisivanja file-ova, povezivanja sa bazom podataka, prihvatanje I opsluzivanje korisnicki</text:span><text:span text:style-name="T25"> </text:span><text:span text:style-name="T26">zahteva. Sve ove mogucnosti su ocekivane od jezika na serverskoj strani, koje su sada dostudpe I JavaScript koji se izvrsava na NodeJS.</text:span></text:p>
      <text:p text:style-name="P7">JavaScript je jedan od najpopularnijih I koriscenijih jazika. Obogacen je masivnom zajednicom koja proizvodi I odrzava biblioteke koje nude resenja za gotovo sve probleme u proizvodnji.</text:p>
      <text:p text:style-name="P7"/>
      <text:p text:style-name="P8">SPARQL</text:p>
      <text:p text:style-name="P1"/>
      <text:p text:style-name="P9"><text:span text:style-name="T27">SPARQL je RDF query language, upitni jezik. To znaci da je jezik za baze podataka, sposoban da prihvati I manipulise podacima smestenim u Resource Description Framework formatu. Standardizovao ga je RDF Data Access Working Group (DAWG) iz World Wide Web </text:span>Consortium-<text:span text:style-name="T28">a </text:span></text:p>
      <text:p text:style-name="P10">Priznat je kao jedna od kljucnih tehnologija semantickog web-a.</text:p>
      <text:p text:style-name="P10"><text:soft-page-break/>SPARQL omogucuje upitima da se sastoje od obrazca trojke, subjekta predikata I objekta, kao I konjunkcije, disjunkcije I ostalih opcionih paterna.</text:p>
      <text:p text:style-name="P11">SPARQL dozvoljava pisanje zahteva koji se izvrsavaju nad podacima unutar baze podataka sacuvanih po RDF specifikaciji trojke subjekat-predikat-objekat.</text:p>
      <text:p text:style-name="P11"/>
      <text:p text:style-name="P11">In SQL relational database terms, RDF data can also be considered a table with three columns </text:p>
      <text:p text:style-name="P11">– the subject column, the predicate column, and the object column. </text:p>
      <text:p text:style-name="P11">The subject in RDF is analogous to an entity in a SQL database, </text:p>
      <text:p text:style-name="P11">where the data elements (or fields) for a given business object are placed in multiple columns, </text:p>
      <text:p text:style-name="P11">sometimes spread across more than one table, and identified by a unique key. </text:p>
      <text:p text:style-name="P11">In RDF, those fields are instead represented as separate predicate/object rows </text:p>
      <text:p text:style-name="P11">sharing the same subject, often the same unique key, with the predicate being analogous </text:p>
      <text:p text:style-name="P11">to the column name and the object the actual data. Unlike relational databases, </text:p>
      <text:p text:style-name="P11">the object column is heterogeneous: the per-cell data type is usually implied </text:p>
      <text:p text:style-name="P11">(or specified in the ontology) by the predicate value. Also unlike SQL, RDF can have </text:p>
      <text:p text:style-name="P11">multiple entries per predicate; for instance, one could have multiple "child" entries </text:p>
      <text:p text:style-name="P11">for a single "person", and can return collections of such objects, like "children".</text:p>
      <text:p text:style-name="P11"/>
      <text:p text:style-name="P11"><text:a xlink:type="simple" xlink:href="https://en.wikipedia.org/wiki/SPARQL" text:style-name="Internet_20_link" text:visited-style-name="Visited_20_Internet_20_Link">https://en.wikipedia.org/wiki/SPARQL</text:a></text:p>
      <text:p text:style-name="P11"><text:a xlink:type="simple" xlink:href="https://www.w3.org/TR/rdf-sparql-query/" text:style-name="Internet_20_link" text:visited-style-name="Visited_20_Internet_20_Link">https://www.w3.org/TR/rdf-sparql-query/</text:a></text:p>
      <text:p text:style-name="P11"><text:a xlink:type="simple" xlink:href="https://www.ontotext.com/knowledgehub/fundamentals/what-is-sparql/" text:style-name="Internet_20_link" text:visited-style-name="Visited_20_Internet_20_Link">https://www.ontotext.com/knowledgehub/fundamentals/what-is-sparql/</text:a></text:p>
      <text:p text:style-name="P11"><text:a xlink:type="simple" xlink:href="https://www.oxfordsemantic.tech/fundamentals/what-is-sparql" text:style-name="Internet_20_link" text:visited-style-name="Visited_20_Internet_20_Link">https://www.oxfordsemantic.tech/fundamentals/what-is-sparql</text:a></text:p>
      <text:p text:style-name="P11"><text:a xlink:type="simple" xlink:href="https://www.w3.org/TR/rdf-sparql-XMLres/" text:style-name="Internet_20_link" text:visited-style-name="Visited_20_Internet_20_Link">https://www.w3.org/TR/rdf-sparql-XMLres/</text:a></text:p>
      <text:p text:style-name="P11"><text:a xlink:type="simple" xlink:href="https://www.w3.org/TR/rdf-sparql-protocol/" text:style-name="Internet_20_link" text:visited-style-name="Visited_20_Internet_20_Link">https://www.w3.org/TR/rdf-sparql-protocol/</text:a></text:p>
      <text:p text:style-name="P11"/>
      <text:p text:style-name="P12">SPARQL je set standarda za baze podataka <text:span text:style-name="T29">standardizovan od strane W3C, ali ime je najcesce odnosi na upitni jezik.</text:span></text:p>
      <text:p text:style-name="P13">Kao upitni jezik, SPARQL se moze upotrebiti za dodavanje, uklanjanje I prikupljanje podataka iz RDF baze podataka. SPARQL upiti ne samo da se mogu zadati po paternu subjekat-predikat-objekat trojke, nego se takode <text:span text:style-name="T30">mogu upotrebiti matematicke operacije za kreiranje proizvoljnih veza izmedu varijabli </text:span><text:span text:style-name="T31">I </text:span><text:span text:style-name="T30">sirok</text:span><text:span text:style-name="T31">og</text:span><text:span text:style-name="T30"> spek</text:span><text:span text:style-name="T31">tra</text:span><text:span text:style-name="T30"> </text:span><text:span text:style-name="T31">filtera. </text:span></text:p>
      <text:p text:style-name="P13"/>
      <text:p text:style-name="P14">SPARQL <text:span text:style-name="T32">je </text:span>standardizovan query language I protokol za Linked Open Data <text:span text:style-name="T32">na web-u</text:span> <text:span text:style-name="T32">ili</text:span> RDF baze podataka. Dizajniran je za upite nad raznovrsnim podacima sa efikasnom mogucnoscu izvlacenja informacija skrivenih u ne uniforinm podacima skladistenih u raznim formatima I izvorima. <text:span text:style-name="T33">SPARQL omogucuje </text:span><text:span text:style-name="T34">upite nad bazama podataka ili biolo koijm izvorom podataka koji moze biti mapiran kao RDF. </text:span></text:p>
      <text:p text:style-name="P14"/>
      <text:p text:style-name="P15">RDF format podataka se moze predstaviti usmerenim, oznacenim grafom za predstavljanje informacija na web-u. RDF kao format definise sintaksu I semantiku SPARQL upitnog jezika. SPARQL se moze upotrebiti za izrazavanje upita kroz razlicite izvore podataka, bilo da su podaci sacuvani kao RDF ili smatrani kao RDF uz pomoc middleware-a. <text:span text:style-name="T35">SPARQL </text:span><text:span text:style-name="T36">sadrzi mogucnost za upite potrebnih I opcionih graf paterna zajedno sa njihovim konjunkcijom I disjunkcijom. </text:span><text:span text:style-name="T37">SPARQL takode podrzava prosirivo testiranje vrednosti I ogranicavajuce upite.</text:span></text:p>
      <text:p text:style-name="P15"/>
      <text:p text:style-name="P16">RDF je se cesto koristi za reprezentaciju licne informacije, socialne mreze, metadata za digitalne artifakte, kao I sredstvo integracije razlicitih izvora informacija. <text:span text:style-name="T38">OVA</text:span> specifikacija definise sintaksu I semantiku SPARQL upitnog jezika <text:span text:style-name="T38">za RDF.</text:span></text:p>
      <text:p text:style-name="P17">SPARQL upitni jezik za RDF je dizajniran da ispuni slucajeve upotrebe I zahteve identifikovane by the RDF Data Access Working Group in RDF Data Access Use Cases and Requirements [UCNR].</text:p>
      <text:p text:style-name="P11"/>
      <text:p text:style-name="P11"/>
      <text:p text:style-name="P18"><text:soft-page-break/>RDF </text:p>
      <text:p text:style-name="P18"/>
      <text:p text:style-name="P18">https://en.wikipedia.org/wiki/Semantic_triple</text:p>
      <text:p text:style-name="P11"><text:a xlink:type="simple" xlink:href="https://www.w3.org/RDF/" text:style-name="Internet_20_link" text:visited-style-name="Visited_20_Internet_20_Link">https://www.w3.org/RDF/</text:a></text:p>
      <text:p text:style-name="P11"><text:a xlink:type="simple" xlink:href="https://en.wikipedia.org/wiki/Resource_Description_Framework" text:style-name="Internet_20_link" text:visited-style-name="Visited_20_Internet_20_Link">https://en.wikipedia.org/wiki/Resource_Description_Framework</text:a></text:p>
      <text:p text:style-name="P11"><text:a xlink:type="simple" xlink:href="https://www.ontotext.com/knowledgehub/fundamentals/what-is-rdf/" text:style-name="Internet_20_link" text:visited-style-name="Visited_20_Internet_20_Link">https://www.ontotext.com/knowledgehub/fundamentals/what-is-rdf/</text:a></text:p>
      <text:p text:style-name="P11"><text:a xlink:type="simple" xlink:href="https://www.oxfordsemantic.tech/fundamentals/what-is-rdf" text:style-name="Internet_20_link" text:visited-style-name="Visited_20_Internet_20_Link">https://www.oxfordsemantic.tech/fundamentals/what-is-rdf</text:a></text:p>
      <text:p text:style-name="P11"/>
      <text:p text:style-name="P19">RDF je standardni model za razmenu podataka na web-u. RDF ima karakteristike koje olaksavaju integrisanje podataka cak I ako se njihove gradivne seme razlikuju, I specificno podrzava evoluciju sema tokom vremena bez zahtevanja izmena nad svim potrosacima podataka. </text:p>
      <text:p text:style-name="P20">RDF <text:span text:style-name="T39">nadograduje povezivajucu strukturu web-a koristeci URI za zadavanje imena vezi izmedu stvari, kao I samim tim stvarima koje su povezane. Ovaj odnos ze naziva trojka. Koristeci ovaj jednostavan model, omoguceno je mesanje struktuiranih I delimicno struktuiranih podataka, izlozenih I deljenih </text:span><text:span text:style-name="T40">preko razlicitih aplikacija.</text:span></text:p>
      <text:p text:style-name="P21">Povezivajuca struktura formira usmeren, oznacen grah, na kojem ivice predstavljaju imenovanu vezu izmedu dva resursa, predstavljena cvorevima grafa. <text:span text:style-name="T41">Ovakav prikaz grafa je najlaski mentalni model model za RDF I cesto je upotrebljen u easy-to-understand vizualnim objasnjenjima.</text:span></text:p>
      <text:p text:style-name="P10"/>
      <text:p text:style-name="P22">RDF je standard za razmenu podataka koji se koristi za predstavljanje podataka visoke medusobne povezanosti. <text:span text:style-name="T42">Svaki RDF iskaz je struktura sastavljena od tri resursa, pri cemu je svaki resurs identifikovan </text:span><text:span text:style-name="T43">sopstvenim</text:span><text:span text:style-name="T42"> URI. </text:span><text:span text:style-name="T44">Predstavljanje podataka u RDF uklanja se dvoznacnost informacija omogucuje jednostavno identifikovanje I medusobno povezivanje.</text:span></text:p>
      <text:p text:style-name="P22"/>
      <text:p text:style-name="P23">RDF oznacava Resource Description Framework koji je standard za opisivanje web resursa I razmenu podataka, razvijen I standardizovan od strane World Wide Web Consortium (W3C). <text:span text:style-name="T45">Postoje razni alati za rukovanje podacima, jos specificnije rukovanje vezama izmedu podataka, RDF je najlaksi, najjaci I ekspresivniji standard trenutno dostupan.</text:span></text:p>
      <text:p text:style-name="P23"/>
      <text:p text:style-name="P24">Sta je RDF?</text:p>
      <text:p text:style-name="P24">RDF je generalni metod opisivanja podataka difinisuci veze izmedu objekata podataka.</text:p>
      <text:p text:style-name="P24">Zasto je RDF jednostavan I fleksibilan model podataka?</text:p>
      <text:p text:style-name="P24">RDF omogucuje efikasanu integraciju podataka iz vise izvora, odvajajuci podatke od njihove seme. Ovo omogucuje da se vise sema primenjuje, medusobno povezuje, upituje kao nad jenom, I vrse izmene nad njima bez premene konkretnih instanci podataka.</text:p>
      <text:p text:style-name="P25">Oko cega je RDF napravljen?</text:p>
      <text:p text:style-name="P25">RDF je napravljen okok postojucih web standarda: XML I URL(URI).</text:p>
      <text:p text:style-name="P26"/>
      <text:p text:style-name="P26">RDF torjka</text:p>
      <text:p text:style-name="P26">RDF povezuje delove podataka preko trojke.</text:p>
      <text:p text:style-name="P27">RDF izraz navodi cinjenice, veze I podatke vezivajuci resurse drugacijih tipova. Pomocu RDF izjava skoro bilo sta moze biti izrazeno pomocu uniformne strukture, sastojane od tri povezana dela podataka. </text:p>
      <text:p text:style-name="P27"/>
      <text:p text:style-name="P27">..<text:span text:style-name="T46">zadat random primer</text:span></text:p>
      <text:p text:style-name="P27"/>
      <text:p text:style-name="P28">Ovo je nacin na koji RDF model trojki <text:span text:style-name="T47">omogucuje bilo kakvim podacima </text:span><text:span text:style-name="T48">pristup </text:span><text:span text:style-name="T49">neogranicenom povezivanju sa drugip podacima, Ove trojke postaju gradivni blokovi za vecu, fleksibilniju I bogatiju strukturu medusobno povezanih podataka.</text:span></text:p>
      <text:p text:style-name="P29">Vazno je napomenuti da svi podaci, nezavison od formata, mogu biti predstavljeni RDF-om. </text:p>
      <text:p text:style-name="P23"/>
      <text:p text:style-name="P23"/>
      <text:p text:style-name="P30"><text:soft-page-break/>RDF model podataka sacijen od grafova, napravljen od strane W3C, namenjen da nudi univerzalni standard za informacije dostupne na web-u I ucini laksim <text:span text:style-name="T50">spajanje razlicitih izvora podataka. Osnova je za koncepte poput SPARQL, OWL, I temelj semantickog web-a.</text:span></text:p>
      <text:p text:style-name="P31">RDF baza podataka je sacinjena od subjekat-predikat-objekat trojki, koje formiraju jednostavan usmeren graf. Svaki element trojke je URI (uniform resource identifier), literal (konkretna vrednost: broj/string…) ili prazan cvor. <text:span text:style-name="T51">Kako su URI superset nad URL, korisnuku je lakse da locira web stranice odgovarajuce za resurs u grafu.</text:span></text:p>
      <text:p text:style-name="P31"/>
      <text:p text:style-name="P32">RDF Resource Description Framework je opsti framework za reprezentaciju medusobno povezanih podataka na web-u. RDF izrazi se koriste za opis I razmenu metapodataka, sto omogucuje standardizovanu razmenu podataka zasnovano na vezama.</text:p>
      <text:p text:style-name="P32">RDF se koristi za integraciju podataka iz vise izvora. Primer ovog gristupa je websajt koji prikazuje katalog proizvodaca I povezuje proizvode na utiske sa razlicitih websajtova, kao I prodavce koji prodaju proizvod. <text:span text:style-name="T52">Semanticki web je zasnovan na koriscenju RDF-a za organizaciju informacija zasnovanu na znacenju.</text:span></text:p>
      <text:p text:style-name="P32"/>
      <text:p text:style-name="P33">RDF izrazi predstavljaju vezu izmedu resursa poput: dokumenata, fizickih objekata, ljudi, abstraktnih koncepta, objekata podataka.</text:p>
      <text:p text:style-name="P33">Kolekcije povezanih RDF izraza obuhvataju usemren graf koji mapira veze medu entitetima. Kolekcija RDF izraza o povezanim entitetima se moze upotrebiti za konstruisanje RDF grafa koij kaok su ti entiteti medusobno povezani.</text:p>
      <text:p text:style-name="P34">W3C odrzava standarde za RDF, ukljucujuci fundamentalne koncepte, semantiku I specifikaciju za razlicite formate. Prva sintaksa dedinisana za RDF je zanovana na Extensible Markup Language (XML) . Ostale sintakse su sad cesce koriscene, ubrajajuci Terse RDF Triple Language (Turtle), JavaScript Object Notation for Linked Data (JSON-LD) I N-Triples.</text:p>
      <text:p text:style-name="P34"/>
      <text:p text:style-name="P35">Kako RDF radi?</text:p>
      <text:p text:style-name="P36">RDF je standardni nacin za pravljenje izraza o resursima. RDF izraz se sastoij od tri komponente nazvane trojkom: Subjekat, resurs koji se opisuje trojkom. Predikat, opisuje vezu izmedu subjekta I objekta. Objekat je resurs koji je od vaznosti za subjekat.</text:p>
      <text:p text:style-name="P37">Subjekat I objekat su cvorevi koji predstavljaju stvari, dok je preditak linija jer prikazuje vezu izmedu cvoreva.</text:p>
      <text:p text:style-name="P37">RDF pruza standard za tri razlicita tipa cvoreva:</text:p>
      <text:p text:style-name="P37">Uniform Resource Identifier (URI) <text:span text:style-name="T53">je standardizovan format za identifikaciju resursa, fizickog ili apstraktnog. Uniform Resource Locator (URL) je tip URI koji je cesto koriscen u RDF izrazima. </text:span></text:p>
      <text:p text:style-name="P37">When W3C updated the RDF specification to version 1.1 in 2014, it added Internationalized Resource Identifier (IRI) as a node type. <text:span text:style-name="T54">IRI je slican I dodatak URI, omogucavajuci koriscenje setove internacionalnih karaktera.</text:span></text:p>
      <text:p text:style-name="P38">Literal je specificna vrednost podatka: broj string ili datum. Vrednosti Literala su izrazene koriscenjem URI ili IRI formata.</text:p>
      <text:p text:style-name="P38">Blank node identifier – prazni identifikator cvora je takode poznat kao anonimni resurs. Reprezenira subjekat za kog nista nije poznato osim njegovih veza. Prazan identifikator cvora koristi specijalnu sintaksu za <text:span text:style-name="T55">identifikaciju ovakcih resursa.</text:span></text:p>
      <text:p text:style-name="P38"/>
      <text:p text:style-name="P39">Svaka komponenta: subjekat, predikat I objekat – RDF trojke, se moze izraziti kao URI ili IRI. URI moze biti URL koji vodi do web resursa, ili moze sadrzati proizvoljni podatak.</text:p>
      <text:p text:style-name="P39">Vise RDF izraza za isti entitet se prevodi u trojke koje imaju istog subjekta, ali razlicite predikate I objekte. Tokom gradenja RDF grafa pomocu trojki, subjekat moze biti nacrtan jednom, sa vise grana koje izlaze iz njega, oznacavajuci razlicite preditake I objete.</text:p>
      <text:p text:style-name="P39"/>
      <text:p text:style-name="P39"/>
      <text:p text:style-name="P33"/>
      <text:p text:style-name="P40"><text:soft-page-break/>Kako se RDF koristi?</text:p>
      <text:p text:style-name="P40"/>
      <text:p text:style-name="P41">RDF izrazi mogu biti ugradeni u HTMLweb sajtova ili skladisten u odvojenim fajlkovi, vezanim sa podacima <text:span text:style-name="T56">u </text:span>web <text:span text:style-name="T56">sadrzaju</text:span>. <text:span text:style-name="T57">Prva RDF specifikacija je RDF iskaze ubacivala u XML dokumente povezane sa web sadrzajem.</text:span></text:p>
      <text:p text:style-name="P42">Iako jena pocetku XML sintaksa bila jedina dostupna sintaksa, standardi za unos RDF izraza sada ukljucuje sledece tri sintakse:</text:p>
      <text:p text:style-name="P42">Torka je najpopularnija tekstualna sintaksa za RDF izraze. W3C je opisuje kao “kompaktna I prirodna tekstualna forma” <text:span text:style-name="T58">koja</text:span> sadrzi <text:span text:style-name="T58">skracenice za cesto okriscene paterne.</text:span></text:p>
      <text:p text:style-name="P42">JSON-LD <text:span text:style-name="T58">koristi JSON sintaksu za RDF izraze.</text:span></text:p>
      <text:p text:style-name="P43">N-trojke su podskup trojka sintakse, dizajniran da bude jednostavniji format baziran na tekstu za RDF izraze namenjene za lakse koriscenje od stane ljudi koji pisu izraze. Jednostavniji format takode olaksava programima da naprave I parsiraju RDF izraze.</text:p>
      <text:p text:style-name="P43"/>
      <text:p text:style-name="P44">RDF upitni jezik se koristi za pristup I rukovanje informacijama smestenim u RDF grafovima. RDF upitni jezik mora biti sposoban da parsira RDF trojke I interpretira I proizvodi rezulate zasnovane na sadrzaju trojki, kao I uzimajuci u obzir veze <text:span text:style-name="T59">izmedu</text:span> trojki.</text:p>
      <text:p text:style-name="P31"/>
      <text:p text:style-name="P45">SPARQL, rekurzivni akronim za SPARQL Protocol and RDF Query Language, je standard za RDF upitne jezike, kog je razvio W3C. </text:p>
      <text:p text:style-name="P45"/>
      <text:p text:style-name="P45">Benefiti za koriscenje RDF-a: <text:span text:style-name="T60">Semanticki web zavisni od postojanja otvorenih standarda I standarda za razmenu medusobno povezanih p</text:span><text:span text:style-name="T61">o</text:span><text:span text:style-name="T60">dataka I metapodataka. </text:span><text:span text:style-name="T61">Ovo je sta RDF nudi I to je razlog za njegovu standardizaciju. </text:span><text:span text:style-name="T62">Benefiti RDF su sledeci:</text:span></text:p>
      <text:p text:style-name="P46">Konzistentan framework postice deljenje metapodataka o internet resursima. <text:span text:style-name="T63">RDF standard sintakse za opisivanje I upite nad podacima, olaksava rad softvera koji koirste metapodatke. </text:span><text:span text:style-name="T64">Standarda sintaksa I mogucnost upita osposobljuje aplikacije da lakse razmenjuju inofrmacije. </text:span><text:span text:style-name="T65">Trazioci dobijaju prezicnije rezultate pretrage zasnovane na metapodacima koje su izvedeni BEZGVEZE. </text:span><text:span text:style-name="T66">Inteligentan softver BLABAL.</text:span></text:p>
      <text:p text:style-name="P47">Za razliku od relacionih baza podataka, RDF podaci mogu nuditi mnogo vise interesantnih informacija za entitete I njihove veze sa ostalim enittetima.</text:p>
      <text:p text:style-name="P47"/>
      <text:p text:style-name="P47">RDF ogranicenja:</text:p>
      <text:p text:style-name="P47">Sa otvorenom specifikacijom I sirokom primenom, RDF je uspesan standard za izdavanje podataka semantickog weba I sklapanja semantickih informacija. RDF ima neka ogranicenja od kojih je uzrok njegova popularnost. <text:span text:style-name="T67">Slede neke od poteskoca pri koriscenju RDF:</text:span></text:p>
      <text:p text:style-name="P48">ZANEMARI. <text:span text:style-name="T68">NEPOTREBNO.</text:span></text:p>
      <text:p text:style-name="P48"/>
      <text:p text:style-name="P48">Resource Description Framework (RDF) <text:span text:style-name="T69">je World Wide Web Consortium </text:span>(W3C) <text:span text:style-name="T69">standard prvobitno dizajniran kao model podataka za metapodatke, da bi se danas koristio kao opsti metod za opis I razmenu podataka </text:span><text:span text:style-name="T70">smatranih grafom. </text:span><text:span text:style-name="T71">RDF nudi raznovrsnu sintaksun notaciju I format serijalizacije podataka sa torkama, trenutno </text:span><text:span text:style-name="T72">najsire</text:span><text:span text:style-name="T71"> koriscenom notacijom.</text:span></text:p>
      <text:p text:style-name="P49">RDF je usmeren graf sacinjen of tri izraza. RDF izraz grafa je prikazan sa: 1) cvorem za subjekat, 2) linijom koja povezuje subjek sa objektom, koja je predikat, 3) cvor za objekat. <text:span text:style-name="T73">Svaki od ovik delova moze biti identifikovan sa URI. Objekat moze biti I literal vrednosti. </text:span><text:span text:style-name="T74">Ovoj jednostavan, fleksibilan model podataka ima visoke mogucnosti izrazavanja * </text:span><text:span text:style-name="T75">slozene</text:span><text:span text:style-name="T74"> situacija, odnosa, I ostalih pojmova od interesa.</text:span></text:p>
      <text:p text:style-name="P48"/>
      <text:p text:style-name="P50">RDF mozel podataka je slican klasicnom konceptualnim pristupima modelovanja <text:span text:style-name="T76">(dijagram klasa ili entitet-odnos). </text:span><text:span text:style-name="T77">Osnovan je na ide</text:span><text:span text:style-name="T78">ji </text:span><text:span text:style-name="T79">gradenja izraza za resurse opisivajuci ih pomocu subjekta-predikata-objekta, </text:span><text:span text:style-name="T80">zvanim trojka. </text:span><text:span text:style-name="T81">Subjekat oznacava resurs, predikat oznacava osobinu resursa, odnosno izrazava odnos izmedu subjekta I objekta.</text:span></text:p>
      <text:p text:style-name="P51"><text:soft-page-break/>Jedna od vaznih komponenti World Wide Web evolucije je mehanizam koji omogucuje automatizovanom softveru skladistenje, razmenu I pristup masinski citljivim informacijama <text:span text:style-name="T82">rasirenim </text:span><text:span text:style-name="T83">sirom</text:span><text:span text:style-name="T82"> web-a. </text:span><text:span text:style-name="T84">Kao rezultat korisnici rukuju informacijama sa vecom efikasnoscu I izvesnoscu.</text:span></text:p>
      <text:p text:style-name="P61"/>
      <text:p text:style-name="P54">Semanticka trojka:</text:p>
      <text:p text:style-name="P54"/>
      <text:p text:style-name="P54">ili RDF trojka ili jednostavno trojka, je <text:span text:style-name="T91">nerazdvojiva gradivna celina RDF modela podataka. Kao sto ime ukazuje, trojka je set tri entiteta, kojom se ukazuju na izraz o semantickim podacima u formi subjekat-preditak-objekat. </text:span><text:span text:style-name="T92">Subjekat, predikat I objekat:</text:span></text:p>
      <text:p text:style-name="P55">Ovaj format omugucuje se da se znanje prikazuje u masinski citljiv nacin. <text:span text:style-name="T93">Narocito, svaki deo RDF trojke je individulno dostupljiv ponocu jedisntvenog URI</text:span><text:span text:style-name="T94">ja</text:span><text:span text:style-name="T93">. </text:span><text:span text:style-name="T95">Koriscenjem URIa resava problem dvosmislenosti.</text:span></text:p>
      <text:p text:style-name="P55"/>
      <text:p text:style-name="P56">Identifikacija resursa:</text:p>
      <text:p text:style-name="P57">subjekat RDF izraza je ili uniform resource identifier-URI ili prazan cvor, pri cemu oba oznacavaju resurs. Resursi Identifikovani koristeci prazan cvor se nazivaju anonimni resursi. Oni nisu direktno prepoznatljivi iz RDF izraza. Predikat je URI koji takode identifikuje resurs, koji sada predstavlja odnos. Objekat je URI, prazan cvor ili literal. </text:p>
      <text:p text:style-name="P58">RDF nije ogranice za opis internet resursa. </text:p>
      <text:p text:style-name="P58"/>
      <text:p text:style-name="P58">Implementation of <text:span text:style-name="T96">scopes</text:span> does not necessarily require fully reified statements. </text:p>
      <text:p text:style-name="P58">Some implementations allow a single scope identifier to be associated with a </text:p>
      <text:p text:style-name="P58">statement that has not been assigned a URI, itself. Likewise named graphs in </text:p>
      <text:p text:style-name="P58">which a set of triples is named by a URI can represent context without the need </text:p>
      <text:p text:style-name="P58">to reify the triples.</text:p>
      <text:p text:style-name="P58"/>
      <text:p text:style-name="P58"><text:a xlink:type="simple" xlink:href="https://en.wikipedia.org/wiki/Triplestore" text:style-name="Internet_20_link" text:visited-style-name="Visited_20_Internet_20_Link">https://en.wikipedia.org/wiki/Triplestore</text:a></text:p>
      <text:p text:style-name="P58"/>
      <text:p text:style-name="P62">Triplestore ili RDF skladiste je baza podataka namenjena za skladistenje I izvlacenje trojki koristeci upite. Trojka je entitet podatka sacinjen od subjekta-predikata-objekta. </text:p>
      <text:p text:style-name="P63">Poput relacionih baza podataka, informacije u triplestoru su skladistene I dobijane pomocu upitnog jezika. Za razliku od relacionih baza podataka, triplestore je optimizovan za cuvanje I izvlacenje trojki. <text:span text:style-name="T100">Dodatno upitima, trojke obicno mogu biti uvezene I izvezene koristeci Resource Description Framework (RDF) I ostale formate.</text:span></text:p>
      <text:p text:style-name="P63"/>
      <text:p text:style-name="P64">Implementacija:</text:p>
      <text:p text:style-name="P65">Neki triplestores su engines baze podataka gradene od nule, dok su drugi gradeni nadogradnjom postojucih postojucih engina relacionih baza podataka. </text:p>
      <text:p text:style-name="P65">A difficulty with implementing triplestores over SQL is that although "triples" may thus be "stored", implementing efficient querying of a graph-based RDF model (such as mapping from SPARQL) onto SQL queries is difficult.</text:p>
      <text:p text:style-name="P65"/>
      <text:p text:style-name="P52">Adding a name to the triple makes a "quad store" or named graph.</text:p>
      <text:p text:style-name="P53"><text:span text:style-name="T85">Graf baza podataka ima generalizovaniju strukturu od triplestora, koristeci strukturu grafa sa cvorevima, izicama, I svojstvima za predstavljanje I cuvanje podataka. </text:span><text:span text:style-name="T86">Graf baze podataka susedstvo bez indeksa, odnosno svaki element sadrzi direktni pokazivac ka svom susednim elementima. </text:span><text:span text:style-name="T87">Opste graf baze podataka koje mogu sacuvati bilo koji graf su razlicite od specijizovanih graf baza podataka poput triplestorova.</text:span></text:p>
      <text:p text:style-name="P64"/>
      <text:p text:style-name="P58"><text:a xlink:type="simple" xlink:href="https://sparql-playground.sib.swiss/faq" text:style-name="Internet_20_link" text:visited-style-name="Visited_20_Internet_20_Link">https://sparql-playground.sib.swiss/faq</text:a></text:p>
      <text:p text:style-name="P58"><text:a xlink:type="simple" xlink:href="https://gist.github.com/yayamamo/8052bd4620c1c58adff8" text:style-name="Internet_20_link" text:visited-style-name="Visited_20_Internet_20_Link">https://gist.github.com/yayamamo/8052bd4620c1c58adff8</text:a></text:p>
      <text:p text:style-name="P66"><text:soft-page-break/><text:a xlink:type="simple" xlink:href="https://comunica.dev/docs/query/getting_started/query_app/" text:style-name="Internet_20_link" text:visited-style-name="Visited_20_Internet_20_Link">https://comunica.dev/docs/query/getting_started/query_app/</text:a></text:p>
      <text:p text:style-name="P59"><text:a xlink:type="simple" xlink:href="https://comunica.dev/docs/query/advanced/rdfjs_querying/" text:style-name="Internet_20_link" text:visited-style-name="Visited_20_Internet_20_Link">https://comunica.dev/docs/query/advanced/rdfjs_querying/</text:a></text:p>
      <text:p text:style-name="P60"><text:a xlink:type="simple" xlink:href="https://www.w3.org/TR/rdf-syntax-grammar/#section-Syntax-ID-xml-base" text:style-name="Internet_20_link" text:visited-style-name="Visited_20_Internet_20_Link">https://www.w3.org/TR/rdf-syntax-grammar/</text:a></text:p>
      <text:p text:style-name="P59"><text:a xlink:type="simple" xlink:href="https://www.w3.org/TR/xmlbase/" text:style-name="Internet_20_link" text:visited-style-name="Visited_20_Internet_20_Link">https://www.w3.org/TR/xmlbase/</text:a></text:p>
      <text:p text:style-name="P59"/>
      <text:p text:style-name="P59"><text:a xlink:type="simple" xlink:href="https://rdf.js.org/data-model-spec/" text:style-name="Internet_20_link" text:visited-style-name="Visited_20_Internet_20_Link">https://rdf.js.org/data-model-spec/</text:a></text:p>
      <text:p text:style-name="P67">Ovaj dokument pruza specifikaciju interfejsa koji definise, reprezentuje RDF podatke nezavisne od izabranog formata za serijalizaciju, u JavaScript okruzenju. RDF JavaScript library developers su kreirali ovaj interfejs sa ciljem da postojuce I buduce biblioteke rade medusobno. Ova definicija nastoji da obezbedi min<text:span text:style-name="T101">i</text:span>malni potreb<text:span text:style-name="T101">an </text:span>interfejs cijim koriscenjem ce se <text:span text:style-name="T101">omoguciti rad izmedu bilioteka poput serijalizacije, parsiranja, pristupa I manipulisanja podacima.</text:span></text:p>
      <text:p text:style-name="P59"/>
      <text:p text:style-name="P68">Dizajnerski elementi I principi:</text:p>
      <text:p text:style-name="P69">Interfejsom podataka su predstavljeni quad-ovi, imenovani cvorevi, <text:span text:style-name="T102">prazni cvorevi, promenljive I literali. </text:span><text:span text:style-name="T104">Ne treba biti razlike izmedu i</text:span><text:span text:style-name="T103">nstanc</text:span><text:span text:style-name="T104">i</text:span><text:span text:style-name="T103"> interfejsa kreiran</text:span><text:span text:style-name="T104">ih</text:span><text:span text:style-name="T103"> razlicitim bibliotekama. </text:span><text:span text:style-name="T104">Interfejsi ne zadaju kako su instance sacuvane u memoriji. Interfejsi zahtevaju predefinisane metode poput .equals(). Od interfejsa se ne ocekuje da otkrivaju unutrasnje objekte, ili da vracaju isti objekat pri uzastopnim pozivima metoda. </text:span></text:p>
      <text:p text:style-name="P66"/>
      <text:p text:style-name="P66"><text:a xlink:type="simple" xlink:href="https://rdf.js.org/dataset-spec/" text:style-name="Internet_20_link" text:visited-style-name="Visited_20_Internet_20_Link">https://rdf.js.org/dataset-spec/</text:a></text:p>
      <text:p text:style-name="P70">Specifikacija skupa podataka:</text:p>
      <text:p text:style-name="P71">Specifikacija je objavljena od strane RDF JavaScript Libraries Community Group. Specifikacijom je pruzen nacin skladistenja vise quad-ova. Poput “RDF/JS: Data model specification”, ovo je takode specifikacija niskog levela koja pruza samo najvaznije metode za rad sa vise quad-ova. Interfejsi visokog nivoa koij rade sa quad-oivma mogu I trebalo bi da koriste biblioteke koje implementiraju ovaj interfejs. <text:span text:style-name="T105">Metode niskog nivoa koriste neophodne parametre koji </text:span><text:span text:style-name="T106">se ne mogu zanemariti</text:span><text:span text:style-name="T105">. </text:span><text:span text:style-name="T107">Sama specifikacija se sastoji od osnovnih metoda na osnovu kojih su sve ostale funkcije definisane.</text:span></text:p>
      <text:p text:style-name="P71"/>
      <text:p text:style-name="P71"><text:a xlink:type="simple" xlink:href="https://rdf.js.org/stream-spec/" text:style-name="Internet_20_link" text:visited-style-name="Visited_20_Internet_20_Link">https://rdf.js.org/stream-spec/</text:a></text:p>
      <text:p text:style-name="P71">Stream interf<text:span text:style-name="T108">ejsi:</text:span></text:p>
      <text:p text:style-name="P72">Ovaj dokumenat prikazuje specifikaciju interfejsa niskog nivoa. RDF JavaScript library developers su definisali ovaj interfejs sa ciljem da omoguce rad izmedu postojucih I buducih <text:span text:style-name="T109">biblioteka. </text:span><text:span text:style-name="T110">Ova definicija tezi da ponudi minimalni potrebni interfejs za omogucivanje cilja (interoperability) biblioteka, poput serijalizatora, parsera, visokog nivoa pristupa I manipulacije.</text:span></text:p>
      <text:p text:style-name="P72"/>
      <text:p text:style-name="P72"><text:a xlink:type="simple" xlink:href="https://rdf.js.org/query-spec/" text:style-name="Internet_20_link" text:visited-style-name="Visited_20_Internet_20_Link">https://rdf.js.org/query-spec/</text:a></text:p>
      <text:p text:style-name="P73"><text:span text:style-name="T111">Specifikacija</text:span> upita:</text:p>
      <text:p text:style-name="P74">specifikacija pruza nacin na koji se vrse upiti nad RDF quad-ovima u JavaScript-u. <text:span text:style-name="T112">Sadrzi interfejs visokog nivoa za biblioteke </text:span><text:span text:style-name="T113">koje zele da omoguciti mogucnosti upita, I interfejs niskog nivoa za rad upitnog engine komponenti. </text:span><text:span text:style-name="T114">Specifikacija je objavljena od RDF JavaScript Libraries Community Group. </text:span><text:span text:style-name="T115">Dokument prikazuje specifikaciju interfejsa za RDF upitne engine u JavaScript okruzenju.</text:span></text:p>
      <text:p text:style-name="P75">Ovi interfejski mogu biti implementirani od strane SPARQL upitnih engine-a. <text:span text:style-name="T116">Ovi interfejski garantuju da su rezultati ocekivanog tipa, definisani SPARQL specifikacijom.</text:span></text:p>
      <text:p text:style-name="P75"/>
      <text:p text:style-name="P75"><text:a xlink:type="simple" xlink:href="https://github.com/belayeng/quadstore" text:style-name="Internet_20_link" text:visited-style-name="Visited_20_Internet_20_Link">https://github.com/belayeng/quadstore</text:a></text:p>
      <text:p text:style-name="P89">QUADSTORE</text:p>
      <text:p text:style-name="P76">Quadstore je LevelDB podrzan, RDF graf baza podataka za Ja<text:span text:style-name="T117">vaScript okruzenja (pretraziva, Node.js, Denom, …), namenjenom za Quad-ove I upite nad oznacenim grafoivma, RDF/JS interfejsima I SPARQL upitima.</text:span></text:p>
      <text:p text:style-name="P77">Upotreba:</text:p>
      <text:p text:style-name="P78"/>
      <text:p text:style-name="P79"><text:soft-page-break/>Quadstore moze raditi sa bilo kojim skladistem pod uslovom da ono implementira AbstractLevel interfejs. <text:span text:style-name="T118">Ovde je koriscen classic-level za perzistentno skladistenje podataka, koristevi LevelDB.</text:span></text:p>
      <text:p text:style-name="P80"><text:span text:style-name="T119">Pristup backend-u:</text:span></text:p>
      <text:p text:style-name="P80"><text:span text:style-name="T97">Backend-u quadstora se moze pristupiti sa db propertijem</text:span><text:span text:style-name="T119">, sa ciljem izvrsavanja dodatnih operacija sladistenja </text:span><text:span text:style-name="T97">nezavosno</text:span><text:span text:style-name="T119"> od qvadova.</text:span></text:p>
      <text:p text:style-name="P81">Quadstore klasa: <text:span text:style-name="T120">Instanci nove klase se mogu proslediti sledeci argumenti:</text:span></text:p>
      <text:p text:style-name="P81">opts.backend – <text:span text:style-name="T121">je instanca leveldb backend-a.</text:span></text:p>
      <text:p text:style-name="P82"><text:span text:style-name="T122">opts.</text:span>dataFactory – <text:span text:style-name="T122">opcija mora biti implementacija RDF/JS DataFactory interfejsa.</text:span></text:p>
      <text:p text:style-name="P82"/>
      <text:p text:style-name="P84"><text:span text:style-name="T123">Quadstore metode: get(), put(), </text:span>multiPut(), del(), multiDel(), patch(), multiPatch(), getStream()</text:p>
      <text:p text:style-name="P84">, putStream(), delStream() <text:span text:style-name="T124">su osnovne metode za dodavanje, menjanje, pristup I brisanje pojedinacnog quad-a, niza quad-ova ili quadstream-a.</text:span></text:p>
      <text:p text:style-name="P84"/>
      <text:p text:style-name="P85">SPARQL upiti se mogu izvrsini nad instancom quadstore-a, koristeci query engine sa mogucnoscu upita nad RDF/JS izvorom podataka.</text:p>
      <text:p text:style-name="P86">Primer takvog engine-a je quadstore-comunica, engine napravljen kao prilagodena distribucija I konfiguracija Comunica, koja implementira RDF/JS specifikaciju upita.</text:p>
      <text:p text:style-name="P87">Comunica <text:span text:style-name="T125">je framework za upite nad grafovima. </text:span><text:span text:style-name="T126">Q</text:span><text:span text:style-name="T125">uery engines </text:span><text:span text:style-name="T126">se mogu kreirati koristeci Comunica kao meta query </text:span>engine, <text:span text:style-name="T127">jer </text:span><text:span text:style-name="T126">Comunica </text:span><text:span text:style-name="T127">pruza set modula koji se mogu fleksibilno poovezati I konfigurisati po potrebi. Glavni cilj joj je izvrsavanje SPARQL upita nad jednim ili vise interfejsa.</text:span></text:p>
      <text:p text:style-name="P84"/>
      <text:p text:style-name="P84"><text:span text:style-name="T98">q</text:span><text:span text:style-name="T96">uadstore-comunica</text:span>:</text:p>
      <text:p text:style-name="P88">SPARQL query engine za quadstore napravljena na Comunica framework I implementira RDF/JS Query specification. </text:p>
      <text:p text:style-name="P88">SPARQL upitni <text:span text:style-name="T96">alat</text:span><text:span text:style-name="T85">, </text:span><text:span text:style-name="T88">zasnovan na Comunica I optimizovan za rad sa quadstore.</text:span></text:p>
      <text:p text:style-name="P84"/>
      <text:p text:style-name="P84"><text:span text:style-name="T96">Comunica</text:span> <text:span text:style-name="T128">(bas bas Comunica): graph querying framework for </text:span>JavaScript</text:p>
      <text:p text:style-name="P93"/>
      <text:p text:style-name="P84"><text:span text:style-name="T96">rdf-data-factory</text:span>: </text:p>
      <text:p text:style-name="P93">bilioteka sadrzi implementaciju RDF/JS Data madela.</text:p>
      <text:p text:style-name="P93">Factory Pattern: <text:span text:style-name="T129">je dizajn patern. Ovaj tip dizajn paterna pruza nacin za kreirajne objekata koristeci zajednicki interfejs, pri cemu se klientu ne otkriva kreaciona logika.</text:span></text:p>
      <text:p text:style-name="P83"/>
      <text:p text:style-name="P90"><text:span text:style-name="T130">c</text:span>lassic-level<text:span text:style-name="T85">:</text:span></text:p>
      <text:p text:style-name="P91"><text:span text:style-name="T85">baza podataka apstraktnog nivoa </text:span><text:span text:style-name="T89">(</text:span><text:span text:style-name="T131">apstraktna baza podataka</text:span><text:span text:style-name="T89">) </text:span><text:span text:style-name="T90">podrzana sa LevelBD. </text:span></text:p>
      <text:p text:style-name="P91"><text:span text:style-name="T90"/></text:p>
      <text:p text:style-name="P92">fs<text:span text:style-name="T85">:</text:span></text:p>
      <text:p text:style-name="P94">jedan od osnovnih modula. Pruza metode za operacije nad file <text:span text:style-name="T134">sistemom</text:span>.</text:p>
      <text:p text:style-name="P75"/>
      <text:p text:style-name="P75"><text:span text:style-name="T99">r</text:span><text:span text:style-name="T96">dfxml-streaming-parser</text:span>:</text:p>
      <text:p text:style-name="P96">parser koji prevodi RDF/XML dokumente u quad stream-ove, koji postuju RDF/JS standarde.</text:p>
      <text:p text:style-name="P45"/>
      <text:p text:style-name="P1"/>
      <text:p text:style-name="P1"/>
      <text:p text:style-name="P1"/>
      <text:p text:style-name="P1"/>
      <text:p text:style-name="P1"/>
      <text:p text:style-name="P1"/>
      <text:p text:style-name="P1"/>
      <text:p text:style-name="P1"/>
      <text:p text:style-name="P1"/>
      <text:p text:style-name="P2"><text:soft-page-break/></text:p>
      <text:p text:style-name="P1"/>
      <text:p text:style-name="P1"/>
      <text:p text:style-name="P1"/>
      <text:p text:style-name="P1"/>
      <text:p text:style-name="P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06T03:25:02.247954748</meta:creation-date>
    <meta:generator>LibreOffice/7.3.7.2$Linux_X86_64 LibreOffice_project/30$Build-2</meta:generator>
    <dc:date>2022-12-24T14:43:37.655922660</dc:date>
    <meta:editing-duration>P3DT14H46M37S</meta:editing-duration>
    <meta:editing-cycles>225</meta:editing-cycles>
    <meta:document-statistic meta:table-count="0" meta:image-count="0" meta:object-count="0" meta:page-count="9" meta:paragraph-count="163" meta:word-count="3433" meta:character-count="25104" meta:non-whitespace-character-count="21796"/>
  </office:meta>
</office:document-meta>
</file>